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2) Clean system architecture (high level)</text:h>
      <text:h text:style-name="Heading_20_3" text:outline-level="3">Clients</text:h>
      <text:list xml:id="list1664813172" text:style-name="L1">
        <text:list-item>
          <text:p text:style-name="P1"><text:span text:style-name="Strong_20_Emphasis">Flutter App</text:span></text:p>
          <text:list>
            <text:list-item>
              <text:p text:style-name="P1">Coach mode</text:p>
            </text:list-item>
            <text:list-item>
              <text:p text:style-name="P1">Player mode</text:p>
            </text:list-item>
          </text:list>
        </text:list-item>
        <text:list-item>
          <text:p text:style-name="P1"><text:span text:style-name="Strong_20_Emphasis">Vue Admin UI</text:span></text:p>
          <text:list>
            <text:list-item>
              <text:p text:style-name="P1">Org setup, user management, teams, seasons, permissions, content moderation, etc.</text:p>
            </text:list-item>
          </text:list>
        </text:list-item>
      </text:list>
      <text:h text:style-name="Heading_20_3" text:outline-level="3">Backend (Go microservices)</text:h>
      <text:list xml:id="list3048872006" text:style-name="L2">
        <text:list-item>
          <text:p text:style-name="P2"><text:span text:style-name="Strong_20_Emphasis">API Gateway / BFF (Backend-for-Frontend)</text:span> (Go)</text:p>
          <text:list>
            <text:list-item>
              <text:p text:style-name="P2">One entry point for Flutter and one for Admin (optional split)</text:p>
            </text:list-item>
            <text:list-item>
              <text:p text:style-name="P2">Handles auth verification, request routing, response shaping</text:p>
            </text:list-item>
          </text:list>
        </text:list-item>
        <text:list-item>
          <text:p text:style-name="P2"><text:span text:style-name="Strong_20_Emphasis">Domain microservices</text:span> (Go)</text:p>
        </text:list-item>
        <text:list-item>
          <text:p text:style-name="P2"><text:span text:style-name="Strong_20_Emphasis">Shared infrastructure</text:span></text:p>
          <text:list>
            <text:list-item>
              <text:p text:style-name="P2">PostgreSQL (recommended) per service (or schema-per-service)</text:p>
            </text:list-item>
            <text:list-item>
              <text:p text:style-name="P2">Object storage (S3-compatible) for video/media</text:p>
            </text:list-item>
            <text:list-item>
              <text:p text:style-name="P2">Message broker (NATS/Kafka/RabbitMQ)</text:p>
            </text:list-item>
            <text:list-item>
              <text:p text:style-name="P2">Redis (caching, rate limits, ephemeral sessions)</text:p>
            </text:list-item>
            <text:list-item>
              <text:p text:style-name="P2">Search (optional: OpenSearch/Meilisearch for recruiting/profile search)</text:p>
            </text:list-item>
            <text:list-item>
              <text:p text:style-name="P2">Push Notifications (FCM/APNs)</text:p>
            </text:list-item>
          </text:list>
        </text:list-item>
      </text:list>
      <text:p text:style-name="Horizontal_20_Line"/>
      <text:h text:style-name="Heading_20_2" text:outline-level="2">3) Recommended microservices (bounded contexts)</text:h>
      <text:p text:style-name="Text_20_body">This maps directly to your document feature modules. </text:p>
      <text:p text:style-name="Text_20_body">Championship</text:p>
      <text:p text:style-name="Text_20_body">Championship</text:p>
      <text:h text:style-name="Heading_20_3" text:outline-level="3">A) Identity &amp; Access</text:h>
      <text:p text:style-name="Text_20_body"><text:span text:style-name="Strong_20_Emphasis">auth-service</text:span></text:p>
      <text:list xml:id="list1434830776" text:style-name="L3">
        <text:list-item>
          <text:p text:style-name="P3">Login, JWT/OAuth, refresh tokens</text:p>
        </text:list-item>
        <text:list-item>
          <text:p text:style-name="P3">MFA (optional)</text:p>
        </text:list-item>
        <text:list-item>
          <text:p text:style-name="P3">Roles/permissions: SuperAdmin, OrgAdmin, Coach, AssistantCoach, Player, Parent (optional)</text:p>
        </text:list-item>
      </text:list>
      <text:h text:style-name="Heading_20_3" text:outline-level="3"><text:soft-page-break/>B) Organization &amp; Team structure</text:h>
      <text:p text:style-name="Text_20_body"><text:span text:style-name="Strong_20_Emphasis">org-service</text:span></text:p>
      <text:list xml:id="list3683907313" text:style-name="L4">
        <text:list-item>
          <text:p text:style-name="P4">Organizations (college/club/academy)</text:p>
        </text:list-item>
        <text:list-item>
          <text:p text:style-name="P4">Teams, seasons, divisions (Varsity/JV etc.)</text:p>
        </text:list-item>
        <text:list-item>
          <text:p text:style-name="P4">Coach can belong to org even if not “college staff”</text:p>
        </text:list-item>
      </text:list>
      <text:h text:style-name="Heading_20_3" text:outline-level="3">C) Roster &amp; Membership (includes your backup lists + removed players)</text:h>
      <text:p text:style-name="Text_20_body"><text:span text:style-name="Strong_20_Emphasis">roster-service</text:span></text:p>
      <text:list xml:id="list3845084621" text:style-name="L5">
        <text:list-item>
          <text:p text:style-name="P5">Players, coach roster assignments</text:p>
        </text:list-item>
        <text:list-item>
          <text:p text:style-name="P5">Membership status: <text:span text:style-name="Source_20_Text">active | inactive | removed | graduated</text:span></text:p>
        </text:list-item>
        <text:list-item>
          <text:p text:style-name="P5"><text:span text:style-name="Strong_20_Emphasis">RosterLists</text:span>: “Backup plan list”, “Future list”, “Tryouts list”</text:p>
        </text:list-item>
        <text:list-item>
          <text:p text:style-name="P5">Audit trail (who removed/added)</text:p>
        </text:list-item>
      </text:list>
      <text:h text:style-name="Heading_20_3" text:outline-level="3">D) Scheduling &amp; Events (and “coach announces all events”)</text:h>
      <text:p text:style-name="Text_20_body"><text:span text:style-name="Strong_20_Emphasis">event-service</text:span></text:p>
      <text:list xml:id="list3576790497" text:style-name="L6">
        <text:list-item>
          <text:p text:style-name="P6">Practices, games, meetings, team events</text:p>
        </text:list-item>
        <text:list-item>
          <text:p text:style-name="P6">Game Day details (reporting time, what to wear, what to bring, notes) and publish action </text:p>
          <text:p text:style-name="P6">Championship</text:p>
        </text:list-item>
        <text:list-item>
          <text:p text:style-name="P6">RSVP/attendance (optional)</text:p>
        </text:list-item>
      </text:list>
      <text:h text:style-name="Heading_20_3" text:outline-level="3">E) Communication</text:h>
      <text:p text:style-name="Text_20_body"><text:span text:style-name="Strong_20_Emphasis">comm-service</text:span></text:p>
      <text:list xml:id="list3477020255" text:style-name="L7">
        <text:list-item>
          <text:p text:style-name="P7">Announcements (team-wide / group / individuals) </text:p>
          <text:p text:style-name="P7">Championship</text:p>
        </text:list-item>
        <text:list-item>
          <text:p text:style-name="P7">Chat (optional in v1; can be phase-2)</text:p>
        </text:list-item>
        <text:list-item>
          <text:p text:style-name="P7">Comment threads for events/videos (optional)</text:p>
        </text:list-item>
      </text:list>
      <text:h text:style-name="Heading_20_3" text:outline-level="3">F) Notifications</text:h>
      <text:p text:style-name="Text_20_body"><text:span text:style-name="Strong_20_Emphasis">notification-service</text:span></text:p>
      <text:list xml:id="list4079914829" text:style-name="L8">
        <text:list-item>
          <text:p text:style-name="P8">Fan-out notifications (push/email/SMS later)</text:p>
        </text:list-item>
        <text:list-item>
          <text:p text:style-name="P8">Templates: Game Day, Schedule change, Announcement</text:p>
        </text:list-item>
        <text:list-item>
          <text:p text:style-name="P8">“One-tap Game Day Notification” workflow </text:p>
          <text:p text:style-name="P8">Championship</text:p>
        </text:list-item>
      </text:list>
      <text:h text:style-name="Heading_20_3" text:outline-level="3"><text:soft-page-break/>G) Film &amp; Media</text:h>
      <text:p text:style-name="Text_20_body"><text:span text:style-name="Strong_20_Emphasis">media-service</text:span></text:p>
      <text:list xml:id="list2861329246" text:style-name="L9">
        <text:list-item>
          <text:p text:style-name="P9">Upload, tag, share videos; player-specific tagging </text:p>
          <text:p text:style-name="P9">Championship</text:p>
        </text:list-item>
        <text:list-item>
          <text:p text:style-name="P9">Uses object storage + metadata DB</text:p>
        </text:list-item>
        <text:list-item>
          <text:p text:style-name="P9">Async processing (transcode/thumbnails) via queue + worker</text:p>
        </text:list-item>
      </text:list>
      <text:h text:style-name="Heading_20_3" text:outline-level="3">H) Stats &amp; Effort</text:h>
      <text:p text:style-name="Text_20_body"><text:span text:style-name="Strong_20_Emphasis">stats-service</text:span></text:p>
      <text:list xml:id="list509226617" text:style-name="L10">
        <text:list-item>
          <text:p text:style-name="P10">Player/team stats, real-time entry, custom analytics </text:p>
          <text:p text:style-name="P10">Championship</text:p>
        </text:list-item>
        <text:list-item>
          <text:p text:style-name="P10">Effort/hustle metrics (separate tables, not mixed into raw stats)</text:p>
        </text:list-item>
      </text:list>
      <text:h text:style-name="Heading_20_3" text:outline-level="3">I) Culture / Character / Development</text:h>
      <text:p text:style-name="Text_20_body"><text:span text:style-name="Strong_20_Emphasis">development-service</text:span></text:p>
      <text:list xml:id="list3239099376" text:style-name="L11">
        <text:list-item>
          <text:p text:style-name="P11">Buy-in tracking, leadership metrics, team mosaic concept </text:p>
          <text:p text:style-name="P11">Championship</text:p>
        </text:list-item>
        <text:list-item>
          <text:p text:style-name="P11">Academics &amp; life goals tracking </text:p>
          <text:p text:style-name="P11">Championship</text:p>
        </text:list-item>
      </text:list>
      <text:h text:style-name="Heading_20_3" text:outline-level="3">J) Recruiting / Profiles</text:h>
      <text:p text:style-name="Text_20_body"><text:span text:style-name="Strong_20_Emphasis">recruiting-service</text:span></text:p>
      <text:list xml:id="list185032057" text:style-name="L12">
        <text:list-item>
          <text:p text:style-name="P12">Holistic player profile: stats + academics + leadership + clips </text:p>
          <text:p text:style-name="P12">Championship</text:p>
        </text:list-item>
        <text:list-item>
          <text:p text:style-name="P12">Export/share link (permissioned)</text:p>
        </text:list-item>
      </text:list>
      <text:p text:style-name="Horizontal_20_Line"/>
      <text:h text:style-name="Heading_20_2" text:outline-level="2">4) Data ownership (important for “clean” microservices)</text:h>
      <text:p text:style-name="Text_20_body"><text:span text:style-name="Strong_20_Emphasis">Rule:</text:span> Each service owns its database. Other services don’t join tables directly. They integrate via:</text:p>
      <text:list xml:id="list704397986" text:style-name="L13">
        <text:list-item>
          <text:p text:style-name="P13">synchronous calls (REST/gRPC)</text:p>
        </text:list-item>
        <text:list-item>
          <text:p text:style-name="P13">async events (broker)</text:p>
        </text:list-item>
      </text:list>
      <text:p text:style-name="Text_20_body">Examples:</text:p>
      <text:list xml:id="list3232366896" text:style-name="L14">
        <text:list-item>
          <text:p text:style-name="P14"><text:span text:style-name="Source_20_Text">event-service</text:span> stores event + game-day checklist fields.</text:p>
        </text:list-item>
        <text:list-item>
          <text:p text:style-name="P14"><text:span text:style-name="Source_20_Text">notification-service</text:span> subscribes to <text:span text:style-name="Source_20_Text">EventPublished</text:span> to send notifications.</text:p>
        </text:list-item>
        <text:list-item>
          <text:p text:style-name="P14"><text:soft-page-break/><text:span text:style-name="Source_20_Text">media-service</text:span> stores video metadata; <text:span text:style-name="Source_20_Text">recruiting-service</text:span> references media by <text:span text:style-name="Source_20_Text">clip_id</text:span> (no direct DB join).</text:p>
        </text:list-item>
      </text:list>
      <text:p text:style-name="Horizontal_20_Line"/>
      <text:h text:style-name="Heading_20_2" text:outline-level="2">5) Core domain model (minimal but complete)</text:h>
      <text:h text:style-name="Heading_20_3" text:outline-level="3">Users &amp; Roles</text:h>
      <text:list xml:id="list784214088" text:style-name="L15">
        <text:list-item>
          <text:p text:style-name="P15"><text:span text:style-name="Source_20_Text">User { id, name, email/phone, role, org_ids[] }</text:span></text:p>
        </text:list-item>
        <text:list-item>
          <text:p text:style-name="P15"><text:span text:style-name="Source_20_Text">CoachProfile { user_id, org_id, title, external=true/false }</text:span></text:p>
        </text:list-item>
      </text:list>
      <text:h text:style-name="Heading_20_3" text:outline-level="3">Team &amp; Season</text:h>
      <text:list xml:id="list3635798828" text:style-name="L16">
        <text:list-item>
          <text:p text:style-name="P16"><text:span text:style-name="Source_20_Text">Organization { id, name, type: college|club|academy }</text:span></text:p>
        </text:list-item>
        <text:list-item>
          <text:p text:style-name="P16"><text:span text:style-name="Source_20_Text">Team { id, org_id, name, season_id }</text:span></text:p>
        </text:list-item>
        <text:list-item>
          <text:p text:style-name="P16"><text:span text:style-name="Source_20_Text">Season { id, year, start_date, end_date }</text:span></text:p>
        </text:list-item>
      </text:list>
      <text:h text:style-name="Heading_20_3" text:outline-level="3">Membership &amp; Roster Lists (your backup plan + removed players)</text:h>
      <text:list xml:id="list1891608454" text:style-name="L17">
        <text:list-item>
          <text:p text:style-name="P17"><text:span text:style-name="Source_20_Text">TeamMember { team_id, user_id, member_type: coach|player, status: active|inactive|removed }</text:span></text:p>
        </text:list-item>
        <text:list-item>
          <text:p text:style-name="P17"><text:span text:style-name="Source_20_Text">RosterList { id, team_id, name, purpose: backup|future|tryouts|main, version, created_by }</text:span></text:p>
        </text:list-item>
        <text:list-item>
          <text:p text:style-name="P17"><text:span text:style-name="Source_20_Text">RosterListItem { roster_list_id, player_id, note, priority_rank }</text:span></text:p>
        </text:list-item>
      </text:list>
      <text:h text:style-name="Heading_20_3" text:outline-level="3">Events (all event announcements)</text:h>
      <text:list xml:id="list2738808856" text:style-name="L18">
        <text:list-item>
          <text:p text:style-name="P18"><text:span text:style-name="Source_20_Text">Event { id, team_id, type: practice|game|meeting|other, start_time, end_time, location }</text:span></text:p>
        </text:list-item>
        <text:list-item>
          <text:p text:style-name="P18"><text:span text:style-name="Source_20_Text">GameDayPlan { event_id, reporting_time_jv, reporting_time_varsity, wear_school[], wear_game[], bring_items[], notes }</text:span></text:p>
        </text:list-item>
        <text:list-item>
          <text:p text:style-name="P18"><text:span text:style-name="Source_20_Text">EventAnnouncement { event_id, announcement_id }</text:span></text:p>
        </text:list-item>
      </text:list>
      <text:h text:style-name="Heading_20_3" text:outline-level="3">Communication</text:h>
      <text:list xml:id="list3997698999" text:style-name="L19">
        <text:list-item>
          <text:p text:style-name="P19"><text:span text:style-name="Source_20_Text">Announcement { id, team_id, audience, title, body, created_by, created_at }</text:span></text:p>
        </text:list-item>
      </text:list>
      <text:h text:style-name="Heading_20_3" text:outline-level="3">Media</text:h>
      <text:list xml:id="list3006666066" text:style-name="L20">
        <text:list-item>
          <text:p text:style-name="P20"><text:span text:style-name="Source_20_Text">Video { id, team_id, url, uploaded_by, tags }</text:span></text:p>
        </text:list-item>
        <text:list-item>
          <text:p text:style-name="P20"><text:span text:style-name="Source_20_Text">ClipTag { video_id, player_id, start, end, label }</text:span></text:p>
        </text:list-item>
      </text:list>
      <text:h text:style-name="Heading_20_3" text:outline-level="3"><text:soft-page-break/>Stats/Effort</text:h>
      <text:list xml:id="list1200237775" text:style-name="L21">
        <text:list-item>
          <text:p text:style-name="P21"><text:span text:style-name="Source_20_Text">GameStatLine { event_id, player_id, points, rebounds,... }</text:span></text:p>
        </text:list-item>
        <text:list-item>
          <text:p text:style-name="P21"><text:span text:style-name="Source_20_Text">EffortMetric { event_id, player_id, hustle_score, engagement_score }</text:span></text:p>
        </text:list-item>
      </text:list>
      <text:h text:style-name="Heading_20_3" text:outline-level="3">Development</text:h>
      <text:list xml:id="list1686186783" text:style-name="L22">
        <text:list-item>
          <text:p text:style-name="P22"><text:span text:style-name="Source_20_Text">LeadershipNote { player_id, coach_id, score, comment }</text:span></text:p>
        </text:list-item>
        <text:list-item>
          <text:p text:style-name="P22"><text:span text:style-name="Source_20_Text">AcademicEntry { player_id, term, gpa?, notes }</text:span></text:p>
        </text:list-item>
        <text:list-item>
          <text:p text:style-name="P22"><text:span text:style-name="Source_20_Text">LifeGoal { player_id, title, status }</text:span></text:p>
        </text:list-item>
      </text:list>
      <text:p text:style-name="Horizontal_20_Line"/>
      <text:h text:style-name="Heading_20_2" text:outline-level="2">6) API style (clean &amp; consistent)</text:h>
      <text:h text:style-name="Heading_20_3" text:outline-level="3">Gateway endpoints (sample)</text:h>
      <text:list xml:id="list2290920265" text:style-name="L23">
        <text:list-item>
          <text:p text:style-name="P23"><text:span text:style-name="Source_20_Text">POST /auth/login</text:span></text:p>
        </text:list-item>
        <text:list-item>
          <text:p text:style-name="P23"><text:span text:style-name="Source_20_Text">GET /teams/{teamId}/dashboard</text:span></text:p>
        </text:list-item>
        <text:list-item>
          <text:p text:style-name="P23"><text:span text:style-name="Source_20_Text">POST /teams/{teamId}/roster-lists</text:span></text:p>
        </text:list-item>
        <text:list-item>
          <text:p text:style-name="P23"><text:span text:style-name="Source_20_Text">PATCH /teams/{teamId}/members/{playerId}</text:span> → set status inactive/removed</text:p>
        </text:list-item>
        <text:list-item>
          <text:p text:style-name="P23"><text:span text:style-name="Source_20_Text">POST /events/{eventId}/game-day/publish</text:span> → triggers notification fan-out </text:p>
          <text:p text:style-name="P23">Championship</text:p>
        </text:list-item>
        <text:list-item>
          <text:p text:style-name="P23"><text:span text:style-name="Source_20_Text">POST /announcements</text:span> → can be linked to event or standalone </text:p>
          <text:p text:style-name="P23">Championship</text:p>
        </text:list-item>
      </text:list>
      <text:h text:style-name="Heading_20_3" text:outline-level="3">Internal service-to-service</text:h>
      <text:list xml:id="list845396117" text:style-name="L24">
        <text:list-item>
          <text:p text:style-name="P24">Prefer <text:span text:style-name="Strong_20_Emphasis">gRPC</text:span> for internal calls (fast, typed)</text:p>
        </text:list-item>
        <text:list-item>
          <text:p text:style-name="P24">Use <text:span text:style-name="Strong_20_Emphasis">events</text:span> for workflows:</text:p>
          <text:list>
            <text:list-item>
              <text:p text:style-name="P24"><text:span text:style-name="Source_20_Text">EventCreated</text:span></text:p>
            </text:list-item>
            <text:list-item>
              <text:p text:style-name="P24"><text:span text:style-name="Source_20_Text">GameDayPlanUpdated</text:span></text:p>
            </text:list-item>
            <text:list-item>
              <text:p text:style-name="P24"><text:span text:style-name="Source_20_Text">GameDayPublished</text:span> → notification-service sends to players</text:p>
            </text:list-item>
            <text:list-item>
              <text:p text:style-name="P24"><text:span text:style-name="Source_20_Text">PlayerRemovedFromTeam</text:span> → comm-service restricts access, event-service hides private events, etc.</text:p>
            </text:list-item>
          </text:list>
        </text:list-item>
      </text:list>
      <text:p text:style-name="Horizontal_20_Line"/>
      <text:h text:style-name="Heading_20_2" text:outline-level="2">7) Tech stack recommendation (practical)</text:h>
      <text:list xml:id="list407755206" text:style-name="L25">
        <text:list-item>
          <text:p text:style-name="P25"><text:span text:style-name="Strong_20_Emphasis">Go</text:span>: Gin/Fiber + gRPC</text:p>
        </text:list-item>
        <text:list-item>
          <text:p text:style-name="P25"><text:soft-page-break/><text:span text:style-name="Strong_20_Emphasis">DB</text:span>: PostgreSQL (best for relational domain + reporting)</text:p>
        </text:list-item>
        <text:list-item>
          <text:p text:style-name="P25"><text:span text:style-name="Strong_20_Emphasis">Cache</text:span>: Redis</text:p>
        </text:list-item>
        <text:list-item>
          <text:p text:style-name="P25"><text:span text:style-name="Strong_20_Emphasis">Queue/Broker</text:span>: NATS or Kafka (NATS is simpler to start)</text:p>
        </text:list-item>
        <text:list-item>
          <text:p text:style-name="P25"><text:span text:style-name="Strong_20_Emphasis">Media</text:span>: S3 + worker for transcoding (FFmpeg)</text:p>
        </text:list-item>
        <text:list-item>
          <text:p text:style-name="P25"><text:span text:style-name="Strong_20_Emphasis">Auth</text:span>: JWT + refresh tokens</text:p>
        </text:list-item>
        <text:list-item>
          <text:p text:style-name="P25"><text:span text:style-name="Strong_20_Emphasis">Observability</text:span>: OpenTelemetry + Prometheus + Grafana</text:p>
        </text:list-item>
        <text:list-item>
          <text:p text:style-name="P25"><text:span text:style-name="Strong_20_Emphasis">Deployment</text:span>: Docker + Kubernetes (or Docker Compose for MVP)</text:p>
        </text:list-item>
      </text:list>
      <text:p text:style-name="Horizontal_20_Line"/>
      <text:h text:style-name="Heading_20_2" text:outline-level="2">8) Suggested build phases (to keep MVP clean)</text:h>
      <text:h text:style-name="Heading_20_3" text:outline-level="3">Phase 1 (MVP)</text:h>
      <text:list xml:id="list1335394199" text:style-name="L26">
        <text:list-item>
          <text:p text:style-name="P26">Auth, Org/Team, Roster (incl backup lists + removed players), Events + Game Day plan publishing, Announcements, Notifications</text:p>
        </text:list-item>
        <text:list-item>
          <text:p text:style-name="P26">Minimal Stats entry + view</text:p>
        </text:list-item>
        <text:list-item>
          <text:p text:style-name="P26">Media upload (basic, without heavy processing)</text:p>
        </text:list-item>
      </text:list>
      <text:h text:style-name="Heading_20_3" text:outline-level="3">Phase 2</text:h>
      <text:list xml:id="list2750835919" text:style-name="L27">
        <text:list-item>
          <text:p text:style-name="P27">Film tagging per player, effort metrics, culture/leadership tracking, academics/goals</text:p>
        </text:list-item>
        <text:list-item>
          <text:p text:style-name="P27">Recruiting profile builder</text:p>
        </text:list-item>
      </text:list>
      <text:h text:style-name="Heading_20_3" text:outline-level="3">Phase 3</text:h>
      <text:list xml:id="list1219798317" text:style-name="L28">
        <text:list-item>
          <text:p text:style-name="P28">Real-time chat, advanced analytics, parent communication, deep “team mosaic” visualization</text:p>
        </text:list-item>
      </text:list>
      <text:p text:style-name="Horizontal_20_Line"/>
      <text:h text:style-name="Heading_20_2" text:outline-level="2">9) What I need from you (optional, but speeds final blueprint)</text:h>
      <text:p text:style-name="Text_20_body">If you answer these later, I can convert this into a <text:span text:style-name="Strong_20_Emphasis">full architecture doc + ERD + service API contracts</text:span>:</text:p>
      <text:list xml:id="list2712033264" text:style-name="L29">
        <text:list-item>
          <text:p text:style-name="P29">Will <text:span text:style-name="Strong_20_Emphasis">parents</text:span> be users in v1 or later?</text:p>
        </text:list-item>
        <text:list-item>
          <text:p text:style-name="P29">Do you want <text:span text:style-name="Strong_20_Emphasis">multi-organization coaches</text:span> (same coach in two clubs)?</text:p>
        </text:list-item>
        <text:list-item>
          <text:p text:style-name="P29">Do you prefer <text:span text:style-name="Strong_20_Emphasis">PostgreSQL</text:span> or <text:span text:style-name="Strong_20_Emphasis">MySQL</text:span>?</text:p>
        </text:list-item>
      </text:list>
      <text:p text:style-name="Horizontal_20_Line"/>
      <text:p text:style-name="Text_20_body">If you want, I can also produce a <text:span text:style-name="Strong_20_Emphasis">folder structure template</text:span> for Go microservices (clean architecture + hexagonal), plus a <text:span text:style-name="Strong_20_Emphasis">standard API contract pattern</text:span> that both Flutter and Vue will consume consistently.</text:p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9T22:01:28.471356592</meta:creation-date>
    <dc:date>2025-12-19T22:02:26.868662160</dc:date>
    <meta:editing-duration>PT59S</meta:editing-duration>
    <meta:editing-cycles>1</meta:editing-cycles>
    <meta:document-statistic meta:table-count="0" meta:image-count="0" meta:object-count="0" meta:page-count="7" meta:paragraph-count="157" meta:word-count="959" meta:character-count="6581" meta:non-whitespace-character-count="5875"/>
    <meta:generator>LibreOffice/7.3.7.2$Linux_X86_64 LibreOffice_project/30$Build-2</meta:generator>
  </office:meta>
</office:document-meta>
</file>